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1563" officeooo:paragraph-rsid="00041563"/>
    </style:style>
    <style:style style:name="P2" style:family="paragraph" style:parent-style-name="Standard">
      <style:text-properties fo:font-size="14pt" officeooo:rsid="00041563" officeooo:paragraph-rsid="00041563" style:font-size-asian="14pt" style:font-size-complex="14pt"/>
    </style:style>
    <style:style style:name="P3" style:family="paragraph" style:parent-style-name="Standard">
      <style:text-properties fo:font-size="14pt" fo:font-weight="bold" officeooo:rsid="00041563" officeooo:paragraph-rsid="00041563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b193e" officeooo:paragraph-rsid="000b193e"/>
    </style:style>
    <style:style style:name="P5" style:family="paragraph" style:parent-style-name="Standard">
      <style:text-properties officeooo:rsid="000b193e" officeooo:paragraph-rsid="000d4551"/>
    </style:style>
    <style:style style:name="P6" style:family="paragraph" style:parent-style-name="Standard">
      <style:text-properties officeooo:rsid="000cd410" officeooo:paragraph-rsid="000cdebf"/>
    </style:style>
    <style:style style:name="P7" style:family="paragraph" style:parent-style-name="Standard">
      <style:text-properties officeooo:rsid="000ecc7e" officeooo:paragraph-rsid="000ecc7e"/>
    </style:style>
    <style:style style:name="P8" style:family="paragraph" style:parent-style-name="Standard">
      <style:text-properties officeooo:rsid="00171975" officeooo:paragraph-rsid="00041563"/>
    </style:style>
    <style:style style:name="P9" style:family="paragraph" style:parent-style-name="Standard">
      <style:text-properties officeooo:rsid="00171975" officeooo:paragraph-rsid="00171975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041563" officeooo:paragraph-rsid="00041563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a7390" officeooo:paragraph-rsid="001a7390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4pt" fo:font-weight="bold" officeooo:rsid="00041563" officeooo:paragraph-rsid="00041563" style:font-size-asian="14pt" style:font-weight-asian="bold" style:font-size-complex="14pt" style:font-weight-complex="bold"/>
    </style:style>
    <style:style style:name="T1" style:family="text">
      <style:text-properties officeooo:rsid="00155c0e"/>
    </style:style>
    <style:style style:name="T2" style:family="text">
      <style:text-properties officeooo:rsid="001ab2dd"/>
    </style:style>
    <style:style style:name="T3" style:family="text">
      <style:text-properties officeooo:rsid="001c24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jet robocup 2023</text:p>
      <text:p text:style-name="P10"/>
      <text:p text:style-name="P11">Première ébauche du projet par recherche de liens possibles sur le web.</text:p>
      <text:p text:style-name="P11"/>
      <text:p text:style-name="P11">Les enfants ont ensuite fait leur choix par équipe de deux à trois.</text:p>
      <text:p text:style-name="P11"/>
      <text:p text:style-name="P11">- Un bras articulé.</text:p>
      <text:p text:style-name="P11">- Un convoyeur.</text:p>
      <text:p text:style-name="P11">- Un portique de détection.</text:p>
      <text:p text:style-name="P11"/>
      <text:p text:style-name="P11">L’idée est donc de placer un objet sur le convoyeur, puis de détecter sa couleur pour être <text:span text:style-name="T2">ensuite </text:span>attrapé par le bras articulé qui, le déposera dans un bac spécifique à la couleur détectée.</text:p>
      <text:p text:style-name="P1"/>
      <text:p text:style-name="P3"/>
      <text:p text:style-name="P3"/>
      <text:p text:style-name="P3">projet bras articule</text:p>
      <text:p text:style-name="P2"/>
      <text:p text:style-name="P2"><text:a xlink:type="simple" xlink:href="https://www.youtube.com/watch?v=LBNRGBY5zN8" text:style-name="Internet_20_link" text:visited-style-name="Visited_20_Internet_20_Link">https://www.youtube.com/watch?v=LBNRGBY5zN8</text:a></text:p>
      <text:p text:style-name="P2"/>
      <text:p text:style-name="P2"><text:a xlink:type="simple" xlink:href="https://www.youtube.com/watch?v=_B3gWd3A_SI" text:style-name="Internet_20_link" text:visited-style-name="Visited_20_Internet_20_Link">https://www.youtube.com/watch?v=_B3gWd3A_SI</text:a></text:p>
      <text:p text:style-name="P2"/>
      <text:p text:style-name="P2"><text:a xlink:type="simple" xlink:href="https://www.youtube.com/watch?v=RNpHQ1kUMDU" text:style-name="Internet_20_link" text:visited-style-name="Visited_20_Internet_20_Link">https://www.youtube.com/watch?v=RNpHQ1kUMDU</text:a></text:p>
      <text:p text:style-name="P2"/>
      <text:p text:style-name="P2"><text:a xlink:type="simple" xlink:href="https://howtomechatronics.com/tutorials/arduino/diy-arduino-robot-arm-with-smartphone-control/" text:style-name="Internet_20_link" text:visited-style-name="Visited_20_Internet_20_Link">https://howtomechatronics.com/tutorials/arduino/diy-arduino-robot-arm-with-smartphone-control/</text:a></text:p>
      <text:p text:style-name="P1"/>
      <text:p text:style-name="P1"><text:a xlink:type="simple" xlink:href="https://cults3d.com/fr/modèle-3d/gadget/diy-arduino-robot-arm-with-smartphone-control" text:style-name="Internet_20_link" text:visited-style-name="Visited_20_Internet_20_Link">https://cults3d.com/fr/mod%C3%A8le-3d/gadget/diy-arduino-robot-arm-with-smartphone-control</text:a></text:p>
      <text:p text:style-name="P1"/>
      <text:p text:style-name="P1"><text:a xlink:type="simple" xlink:href="https://fr.aliexpress.com/item/32962202232.html?spm=a2g0o.productlist.0.0.6a205e320nR1Fw&amp;ad_pvid=2022092401331315277269851368140002935265_2&amp;s=p" text:style-name="Internet_20_link" text:visited-style-name="Visited_20_Internet_20_Link">https://fr.aliexpress.com/item/32962202232.html?spm=a2g0o.productlist.0.0.6a205e320nR1Fw&amp;ad_pvid=2022092401331315277269851368140002935265_2&amp;s=p</text:a></text:p>
      <text:p text:style-name="P1"/>
      <text:p text:style-name="P1"><text:a xlink:type="simple" xlink:href="https://www.dropbox.com/sh/drrzb4827s7hk1a/AAAdKS9kfQa0NnmcUc4_ZklZa/6.Tutorial?dl=0&amp;subfolder_nav_tracking=1" text:style-name="Internet_20_link" text:visited-style-name="Visited_20_Internet_20_Link">https://www.dropbox.com/sh/drrzb4827s7hk1a/AAAdKS9kfQa0NnmcUc4_ZklZa/6.Tutorial?dl=0&amp;subfolder_nav_tracking=1</text:a></text:p>
      <text:p text:style-name="P1"/>
      <text:p text:style-name="P1"/>
      <text:p text:style-name="P1"><text:a xlink:type="simple" xlink:href="https://www.amazon.de/-/en/KEYESTUDIO-Control-Programmable-Arduino-Children/dp/B01GO2Q29K/ref=sr_1_27?m=A39F7KX4U3W9JH&amp;marketplaceID=A1PA6795UKMFR9&amp;qid=1664008655&amp;s=merchant-items&amp;sr=1-27" text:style-name="Internet_20_link" text:visited-style-name="Visited_20_Internet_20_Link">https://www.amazon.de/-/en/KEYESTUDIO-Control-Programmable-Arduino-Children/dp/B01GO2Q29K/ref=sr_1_27?m=A39F7KX4U3W9JH&amp;marketplaceID=A1PA6795UKMFR9&amp;qid=1664008655&amp;s=merchant-items&amp;sr=1-27</text:a></text:p>
      <text:p text:style-name="P1"/>
      <text:p text:style-name="P1"><text:a xlink:type="simple" xlink:href="https://www.youtube.com/watch?v=E_XORix9Ojk" text:style-name="Internet_20_link" text:visited-style-name="Visited_20_Internet_20_Link">https://www.youtube.com/watch?v=E_XORix9Ojk</text:a></text:p>
      <text:p text:style-name="P1"/>
      <text:p text:style-name="P1"/>
      <text:p text:style-name="P3">projet convoyeur</text:p>
      <text:p text:style-name="P2"/>
      <text:p text:style-name="P1"><text:a xlink:type="simple" xlink:href="https://thestempedia.com/project/diy-color-sorter/" text:style-name="Internet_20_link" text:visited-style-name="Visited_20_Internet_20_Link">https://thestempedia.com/project/diy-color-sorter/</text:a></text:p>
      <text:p text:style-name="P1"/>
      <text:p text:style-name="P1"><text:soft-page-break/><text:a xlink:type="simple" xlink:href="https://create.arduino.cc/projecthub/theSTEMpedia/color-sorting-machine-using-evive-arduino-based-embedded-b5409f" text:style-name="Internet_20_link" text:visited-style-name="Visited_20_Internet_20_Link">https://create.arduino.cc/projecthub/theSTEMpedia/color-sorting-machine-using-evive-arduino-based-embedded-b5409f</text:a></text:p>
      <text:p text:style-name="P1"/>
      <text:p text:style-name="P1"><text:a xlink:type="simple" xlink:href="https://cults3d.com/fr/modèle-3d/divers/conveyor-conveyor-belt" text:style-name="Internet_20_link" text:visited-style-name="Visited_20_Internet_20_Link">https://cults3d.com/fr/mod%C3%A8le-3d/divers/conveyor-conveyor-belt</text:a></text:p>
      <text:p text:style-name="P1"/>
      <text:p text:style-name="P1"/>
      <text:p text:style-name="P1"><text:a xlink:type="simple" xlink:href="https://niryo.com/fr/product/convoyeur-cobot-education/" text:style-name="Internet_20_link" text:visited-style-name="Visited_20_Internet_20_Link">https://niryo.com/fr/product/convoyeur-cobot-education/</text:a></text:p>
      <text:p text:style-name="P1"/>
      <text:p text:style-name="P8">séance du 27/10/2022</text:p>
      <text:p text:style-name="P1"/>
      <text:p text:style-name="P1"><text:a xlink:type="simple" xlink:href="https://cults3d.com/fr/modèle-3d/divers/conveyor-conveyor-belt" text:style-name="Internet_20_link" text:visited-style-name="Visited_20_Internet_20_Link">https://cults3d.com/fr/mod%C3%A8le-3d/divers/conveyor-conveyor-belt</text:a> <text:span text:style-name="T1">(modèle convoyeur choisi)</text:span></text:p>
      <text:p text:style-name="P9">liste des composants :</text:p>
      <text:p text:style-name="P9">moteur pas a pas- <text:s/>https://cults3d.com/fr/mod%C3%A8le-3d/divers/conveyor-conveyor-belt</text:p>
      <text:p text:style-name="P9">chambre a air</text:p>
      <text:p text:style-name="P9">roulements a billes X4</text:p>
      <text:p text:style-name="P9">arduino uno https://www.gotronic.fr/art-carte-arduino-uno-12420.htm</text:p>
      <text:p text:style-name="P9">bloc alim secteur 12V https://cults3d.com/fr/mod%C3%A8le-3d/divers/conveyor-conveyor-belt</text:p>
      <text:p text:style-name="P9">fondations 3d imprimés</text:p>
      <text:p text:style-name="P9">engrenages un petit un grand.</text:p>
      <text:p text:style-name="P9"/>
      <text:p text:style-name="P3">projet portique detection</text:p>
      <text:p text:style-name="P1"/>
      <text:p text:style-name="P1"><text:a xlink:type="simple" xlink:href="https://www.youtube.com/watch?v=Y8H2smCPDWs" text:style-name="Internet_20_link" text:visited-style-name="Visited_20_Internet_20_Link">https://www.youtube.com/watch?v=Y8H2smCPDWs</text:a></text:p>
      <text:p text:style-name="P1"/>
      <text:p text:style-name="P1"/>
      <text:p text:style-name="P1"><text:a xlink:type="simple" xlink:href="https://www.robot-maker.com/forum/topic/11260-capteur-de-couleur-gy-31-teste-par-mthibs/" text:style-name="Internet_20_link" text:visited-style-name="Visited_20_Internet_20_Link">https://www.robot-maker.com/forum/topic/11260-capteur-de-couleur-gy-31-teste-par-mthibs/</text:a></text:p>
      <text:p text:style-name="P1"/>
      <text:p text:style-name="P1"><text:a xlink:type="simple" xlink:href="https://www.youtube.com/watch?v=FHHurynAgCE" text:style-name="Internet_20_link" text:visited-style-name="Visited_20_Internet_20_Link">https://www.youtube.com/watch?v=FHHurynAgCE</text:a></text:p>
      <text:p text:style-name="P1"/>
      <text:p text:style-name="P5">bibliotheque : </text:p>
      <text:p text:style-name="P5">- <text:a xlink:type="simple" xlink:href="https://github.com/Panjkrc/TCS3200_library" text:style-name="Internet_20_link" text:visited-style-name="Visited_20_Internet_20_Link">https://github.com/Panjkrc/TCS3200_library</text:a></text:p>
      <text:p text:style-name="P4"/>
      <text:p text:style-name="P6">programme : </text:p>
      <text:p text:style-name="P6">- <text:a xlink:type="simple" xlink:href="https://arduino-france.site/capteur-couleur/" text:style-name="Internet_20_link" text:visited-style-name="Visited_20_Internet_20_Link">https://arduino-france.site/capteur-couleur/</text:a></text:p>
      <text:p text:style-name="P6">- <text:a xlink:type="simple" xlink:href="http://electroniqueamateur.blogspot.com/2020/09/capteur-de-couleurs-tcs3200-gy-31-et.html" text:style-name="Internet_20_link" text:visited-style-name="Visited_20_Internet_20_Link">http://electroniqueamateur.blogspot.com/2020/09/capteur-de-couleurs-tcs3200-gy-31-et.html</text:a></text:p>
      <text:p text:style-name="P6"/>
      <text:p text:style-name="P7">documentation :</text:p>
      <text:p text:style-name="P7">- <text:a xlink:type="simple" xlink:href="https://wiki.dfrobot.com/TCS3200_Color_Sensor__SKU_SEN0101" text:style-name="Internet_20_link" text:visited-style-name="Visited_20_Internet_20_Link">https://wiki.dfrobot.com/TCS3200_Color_Sensor__SKU_SEN0101</text:a>_</text:p>
      <text:p text:style-name="P7">- <text:a xlink:type="simple" xlink:href="https://www.gotronic.fr/pj2-tcs3200-fr-1446.pdf" text:style-name="Internet_20_link" text:visited-style-name="Visited_20_Internet_20_Link">https://www.gotronic.fr/pj2-tcs3200-fr-1446.pdf</text:a></text:p>
      <text:p text:style-name="P7">- https://randomnerdtutorials.com/arduino-color-sensor-tcs230-tcs3200/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4T11:01:15.254818031</meta:creation-date>
    <dc:date>2022-12-03T16:38:16.322827968</dc:date>
    <meta:editing-duration>PT1H26M27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155" meta:character-count="2589" meta:non-whitespace-character-count="2476"/>
  </office:meta>
</office:document-meta>
</file>